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1.2cm" fo:margin-bottom="1.6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7cm" fo:margin-bottom="1.1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pinion Mining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Computer Engineering, LDCE, Ahmedabad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2">Opinion mining or Sentiment analysis is an autonomous text analysis and summarization system for reviews available on web.</text:p>
              </text:list-item>
              <text:list-item>
                <text:p text:style-name="P2">It aims for distinguishing the emotions expressed within the reviews, classifying them into positive or negative and summarizing into the form that is quickly understood by use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cedur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3">Scrapes comments from web</text:p>
              </text:list-item>
              <text:list-item>
                <text:p text:style-name="P3">Stores them on HDFS</text:p>
              </text:list-item>
              <text:list-item>
                <text:p text:style-name="P3">Performs distributed analysis using Map Reduce</text:p>
              </text:list-item>
              <text:list-item>
                <text:p text:style-name="P3">Generates Positive and Negative keywords</text:p>
              </text:list-item>
              <text:list-item>
                <text:p text:style-name="P3">Analyzes keywords to generate user comprehensive resul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1T10:00:47.075222138</meta:creation-date>
    <meta:editing-duration>PT11M51S</meta:editing-duration>
    <meta:editing-cycles>4</meta:editing-cycles>
    <meta:generator>LibreOffice/6.2.7.1$Linux_X86_64 LibreOffice_project/20$Build-1</meta:generator>
    <dc:title>Alizarin</dc:title>
    <dc:date>2019-10-11T10:12:38.181304518</dc:date>
    <meta:document-statistic meta:object-count="53"/>
  </office:meta>
</office:document-meta>
</file>